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20C0000739E0000516BB3A43CF2.svm"/>
  <manifest:file-entry manifest:media-type="" manifest:full-path="Pictures/200000990000536B000025FA88B62975.svm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Κανονικά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Authors" style:family="table">
      <style:table-properties style:width="17.009cm" fo:margin-left="0cm" fo:margin-right="-0.011cm" table:align="margins"/>
    </style:style>
    <style:style style:name="Authors.A" style:family="table-column">
      <style:table-column-properties style:column-width="2.245cm" style:rel-column-width="8653*"/>
    </style:style>
    <style:style style:name="Authors.B" style:family="table-column">
      <style:table-column-properties style:column-width="2.482cm" style:rel-column-width="9560*"/>
    </style:style>
    <style:style style:name="Authors.D" style:family="table-column">
      <style:table-column-properties style:column-width="9.8cm" style:rel-column-width="37761*"/>
    </style:style>
    <style:style style:name="Author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Authors.D1" style:family="table-cell">
      <style:table-cell-properties fo:padding="0.097cm" fo:border="0.002cm solid #000000"/>
    </style:style>
    <style:style style:name="Authors.A2" style:family="table-cell">
      <style:table-cell-properties fo:padding="0.097cm" fo:border-left="0.002cm solid #000000" fo:border-right="none" fo:border-top="none" fo:border-bottom="0.002cm solid #000000"/>
    </style:style>
    <style:style style:name="Authors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roductPositionStatement" style:family="table">
      <style:table-properties style:width="17.009cm" fo:margin-left="0cm" fo:margin-right="-0.011cm" table:align="margins"/>
    </style:style>
    <style:style style:name="ProductPositionStatement.A" style:family="table-column">
      <style:table-column-properties style:column-width="2.577cm" style:rel-column-width="9931*"/>
    </style:style>
    <style:style style:name="ProductPositionStatement.B" style:family="table-column">
      <style:table-column-properties style:column-width="14.432cm" style:rel-column-width="55604*"/>
    </style:style>
    <style:style style:name="ProductPositionStatement.A1" style:family="table-cell">
      <style:table-cell-properties fo:padding="0.097cm" fo:border-left="0.002cm solid #000000" fo:border-right="none" fo:border-top="0.002cm solid #000000" fo:border-bottom="0.002cm solid #000000"/>
    </style:style>
    <style:style style:name="ProductPositionStatement.B1" style:family="table-cell">
      <style:table-cell-properties fo:padding="0.097cm" fo:border="0.002cm solid #000000"/>
    </style:style>
    <style:style style:name="ProductPositionStatement.A2" style:family="table-cell">
      <style:table-cell-properties fo:padding="0.097cm" fo:border-left="0.002cm solid #000000" fo:border-right="none" fo:border-top="none" fo:border-bottom="0.002cm solid #000000"/>
    </style:style>
    <style:style style:name="ProductPositionStatement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roblemStatement" style:family="table">
      <style:table-properties style:width="17.009cm" fo:margin-left="0cm" fo:margin-right="-0.011cm" table:align="margins"/>
    </style:style>
    <style:style style:name="ProblemStatement.A" style:family="table-column">
      <style:table-column-properties style:column-width="5.436cm" style:rel-column-width="20943*"/>
    </style:style>
    <style:style style:name="ProblemStatement.B" style:family="table-column">
      <style:table-column-properties style:column-width="11.573cm" style:rel-column-width="44592*"/>
    </style:style>
    <style:style style:name="ProblemStatement.A1" style:family="table-cell">
      <style:table-cell-properties fo:padding="0.097cm" fo:border-left="0.002cm solid #000000" fo:border-right="none" fo:border-top="0.002cm solid #000000" fo:border-bottom="0.002cm solid #000000"/>
    </style:style>
    <style:style style:name="ProblemStatement.B1" style:family="table-cell">
      <style:table-cell-properties fo:padding="0.097cm" fo:border="0.002cm solid #000000"/>
    </style:style>
    <style:style style:name="ProblemStatement.A2" style:family="table-cell">
      <style:table-cell-properties fo:padding="0.097cm" fo:border-left="0.002cm solid #000000" fo:border-right="none" fo:border-top="none" fo:border-bottom="0.002cm solid #000000"/>
    </style:style>
    <style:style style:name="ProblemStatement.B2" style:family="table-cell">
      <style:table-cell-properties fo:padding="0.097cm" fo:border-left="0.002cm solid #000000" fo:border-right="0.002cm solid #000000" fo:border-top="none" fo:border-bottom="0.002cm solid #000000"/>
    </style:style>
    <style:style style:name="OverviewOfThePlannedStages" style:family="table">
      <style:table-properties style:width="16.999cm" table:align="margins" style:may-break-between-rows="false"/>
    </style:style>
    <style:style style:name="OverviewOfThePlannedStages.A" style:family="table-column">
      <style:table-column-properties style:column-width="4.249cm" style:rel-column-width="16383*"/>
    </style:style>
    <style:style style:name="OverviewOfThePlannedStages.D" style:family="table-column">
      <style:table-column-properties style:column-width="4.251cm" style:rel-column-width="16386*"/>
    </style:style>
    <style:style style:name="OverviewOfThePlannedStag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OverviewOfThePlannedStages.D1" style:family="table-cell">
      <style:table-cell-properties fo:padding="0.097cm" fo:border="0.002cm solid #000000"/>
    </style:style>
    <style:style style:name="OverviewOfThePlannedStages.A2" style:family="table-cell">
      <style:table-cell-properties fo:padding="0.097cm" fo:border-left="0.002cm solid #000000" fo:border-right="none" fo:border-top="none" fo:border-bottom="0.002cm solid #000000"/>
    </style:style>
    <style:style style:name="OverviewOfThePlannedStages.D2" style:family="table-cell">
      <style:table-cell-properties fo:padding="0.097cm" fo:border-left="0.002cm solid #000000" fo:border-right="0.002cm solid #000000" fo:border-top="none" fo:border-bottom="0.002cm solid #000000"/>
    </style:style>
    <style:style style:name="EvolutionOfThePlan" style:family="table">
      <style:table-properties style:width="17.009cm" fo:margin-left="0cm" fo:margin-right="-0.011cm" table:align="margins" style:may-break-between-rows="false"/>
    </style:style>
    <style:style style:name="EvolutionOfThePlan.A" style:family="table-column">
      <style:table-column-properties style:column-width="2.648cm" style:rel-column-width="10203*"/>
    </style:style>
    <style:style style:name="EvolutionOfThePlan.B" style:family="table-column">
      <style:table-column-properties style:column-width="5.53cm" style:rel-column-width="21303*"/>
    </style:style>
    <style:style style:name="EvolutionOfThePlan.C" style:family="table-column">
      <style:table-column-properties style:column-width="8.832cm" style:rel-column-width="34029*"/>
    </style:style>
    <style:style style:name="EvolutionOfThePlan.A1" style:family="table-cell">
      <style:table-cell-properties fo:padding="0.097cm" fo:border-left="0.002cm solid #000000" fo:border-right="none" fo:border-top="0.002cm solid #000000" fo:border-bottom="0.002cm solid #000000"/>
    </style:style>
    <style:style style:name="EvolutionOfThePlan.C1" style:family="table-cell">
      <style:table-cell-properties fo:padding="0.097cm" fo:border="0.002cm solid #000000"/>
    </style:style>
    <style:style style:name="EvolutionOfThePlan.A2" style:family="table-cell">
      <style:table-cell-properties fo:padding="0.097cm" fo:border-left="0.002cm solid #000000" fo:border-right="none" fo:border-top="none" fo:border-bottom="0.002cm solid #000000"/>
    </style:style>
    <style:style style:name="EvolutionOfThePlan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 style:may-break-between-rows="false"/>
    </style:style>
    <style:style style:name="Table1.A" style:family="table-column">
      <style:table-column-properties style:column-width="5.666cm" style:rel-column-width="2184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SteeringCommitteeMembership" style:family="table">
      <style:table-properties style:width="16.999cm" table:align="margins"/>
    </style:style>
    <style:style style:name="SteeringCommitteeMembership.A" style:family="table-column">
      <style:table-column-properties style:column-width="8.498cm" style:rel-column-width="32767*"/>
    </style:style>
    <style:style style:name="SteeringCommitteeMembership.B" style:family="table-column">
      <style:table-column-properties style:column-width="8.5cm" style:rel-column-width="32768*"/>
    </style:style>
    <style:style style:name="SteeringCommitteeMembership.A1" style:family="table-cell">
      <style:table-cell-properties fo:padding="0.097cm" fo:border-left="0.002cm solid #000000" fo:border-right="none" fo:border-top="0.002cm solid #000000" fo:border-bottom="0.002cm solid #000000"/>
    </style:style>
    <style:style style:name="SteeringCommitteeMembership.B1" style:family="table-cell">
      <style:table-cell-properties fo:padding="0.097cm" fo:border="0.002cm solid #000000"/>
    </style:style>
    <style:style style:name="SteeringCommitteeMembership.A2" style:family="table-cell">
      <style:table-cell-properties fo:padding="0.097cm" fo:border-left="0.002cm solid #000000" fo:border-right="none" fo:border-top="none" fo:border-bottom="0.002cm solid #000000"/>
    </style:style>
    <style:style style:name="SteeringCommitteeMembership.B2" style:family="table-cell">
      <style:table-cell-properties fo:padding="0.097cm" fo:border-left="0.002cm solid #000000" fo:border-right="0.002cm solid #000000" fo:border-top="none" fo:border-bottom="0.002cm solid #000000"/>
    </style:style>
    <style:style style:name="MilestoneDefinition" style:family="table">
      <style:table-properties style:width="16.999cm" table:align="margins"/>
    </style:style>
    <style:style style:name="MilestoneDefinition.A" style:family="table-column">
      <style:table-column-properties style:column-width="3.399cm" style:rel-column-width="13107*"/>
    </style:style>
    <style:style style:name="MilestoneDefinition.A1" style:family="table-cell">
      <style:table-cell-properties fo:padding="0.097cm" fo:border-left="0.002cm solid #000000" fo:border-right="none" fo:border-top="0.002cm solid #000000" fo:border-bottom="0.002cm solid #000000"/>
    </style:style>
    <style:style style:name="MilestoneDefinition.E1" style:family="table-cell">
      <style:table-cell-properties fo:padding="0.097cm" fo:border="0.002cm solid #000000"/>
    </style:style>
    <style:style style:name="MilestoneDefinition.A2" style:family="table-cell">
      <style:table-cell-properties fo:padding="0.097cm" fo:border-left="0.002cm solid #000000" fo:border-right="none" fo:border-top="none" fo:border-bottom="0.002cm solid #000000"/>
    </style:style>
    <style:style style:name="MilestoneDefinition.B2.4.1" style:family="table-cell">
      <style:table-cell-properties fo:padding="0.097cm" fo:border-left="0.002cm solid #000000" fo:border-right="0.002cm solid #000000" fo:border-top="none" fo:border-bottom="0.002cm solid #000000"/>
    </style:style>
    <style:style style:name="OverallProjectTolerances" style:family="table">
      <style:table-properties style:width="16.999cm" table:align="margins" style:may-break-between-rows="false"/>
    </style:style>
    <style:style style:name="OverallProjectTolerances.A" style:family="table-column">
      <style:table-column-properties style:column-width="5.666cm" style:rel-column-width="21845*"/>
    </style:style>
    <style:style style:name="OverallProjectToleranc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OverallProjectTolerances.C1" style:family="table-cell">
      <style:table-cell-properties fo:padding="0.097cm" fo:border="0.002cm solid #000000"/>
    </style:style>
    <style:style style:name="OverallProjectTolerances.A2" style:family="table-cell">
      <style:table-cell-properties fo:padding="0.097cm" fo:border-left="0.002cm solid #000000" fo:border-right="none" fo:border-top="none" fo:border-bottom="0.002cm solid #000000"/>
    </style:style>
    <style:style style:name="OverallProjectTolerance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OverviewOfManagementStrategy" style:family="table">
      <style:table-properties style:width="17.009cm" fo:margin-left="0cm" fo:margin-right="-0.011cm" table:align="margins" style:may-break-between-rows="false"/>
    </style:style>
    <style:style style:name="OverviewOfManagementStrategy.A" style:family="table-column">
      <style:table-column-properties style:column-width="6.332cm" style:rel-column-width="3590*"/>
    </style:style>
    <style:style style:name="OverviewOfManagementStrategy.B" style:family="table-column">
      <style:table-column-properties style:column-width="10.675cm" style:rel-column-width="6051*"/>
    </style:style>
    <style:style style:name="OverviewOfManagementStrategy.A1" style:family="table-cell">
      <style:table-cell-properties fo:padding="0.097cm" fo:border-left="0.002cm solid #000000" fo:border-right="none" fo:border-top="0.002cm solid #000000" fo:border-bottom="0.002cm solid #000000"/>
    </style:style>
    <style:style style:name="OverviewOfManagementStrategy.B1" style:family="table-cell">
      <style:table-cell-properties fo:padding="0.097cm" fo:border="0.002cm solid #000000"/>
    </style:style>
    <style:style style:name="OverviewOfManagementStrategy.A2" style:family="table-cell">
      <style:table-cell-properties fo:padding="0.097cm" fo:border-left="0.002cm solid #000000" fo:border-right="none" fo:border-top="none" fo:border-bottom="0.002cm solid #000000"/>
    </style:style>
    <style:style style:name="OverviewOfManagementStrategy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weight="normal" style:font-weight-asian="normal" style:font-weight-complex="normal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5" style:family="paragraph" style:parent-style-name="Table_20_Heading">
      <style:text-properties fo:font-size="10pt" style:font-size-asian="10pt" style:font-size-complex="10pt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Table_20_Heading">
      <style:text-properties fo:font-size="10pt" style:font-size-asian="10pt" style:font-size-complex="10pt"/>
    </style:style>
    <style:style style:name="P8" style:family="paragraph" style:parent-style-name="Table_20_Contents" style:list-style-name="L2"/>
    <style:style style:name="P9" style:family="paragraph" style:parent-style-name="Table_20_Contents" style:list-style-name="L2"/>
    <style:style style:name="P10" style:family="paragraph" style:parent-style-name="Table_20_Contents" style:list-style-name="L3"/>
    <style:style style:name="P11" style:family="paragraph" style:parent-style-name="Table_20_Contents" style:list-style-name="L3"/>
    <style:style style:name="P12" style:family="paragraph" style:parent-style-name="Table_20_Contents" style:list-style-name="L4"/>
    <style:style style:name="P13" style:family="paragraph" style:parent-style-name="Table_20_Contents" style:list-style-name="L4"/>
    <style:style style:name="P14" style:family="paragraph" style:parent-style-name="Table_20_Contents" style:list-style-name="L4"/>
    <style:style style:name="P15" style:family="paragraph" style:parent-style-name="Table_20_Contents" style:list-style-name="L5"/>
    <style:style style:name="P16" style:family="paragraph" style:parent-style-name="Table_20_Contents" style:list-style-name="L4"/>
    <style:style style:name="P17" style:family="paragraph" style:parent-style-name="Table_20_Contents" style:list-style-name="L4"/>
    <style:style style:name="P18" style:family="paragraph" style:parent-style-name="Table_20_Contents" style:list-style-name="L6"/>
    <style:style style:name="P19" style:family="paragraph" style:parent-style-name="Table_20_Contents" style:list-style-name="L6"/>
    <style:style style:name="P20" style:family="paragraph" style:parent-style-name="Table_20_Contents" style:list-style-name="L8"/>
    <style:style style:name="P21" style:family="paragraph" style:parent-style-name="Table_20_Contents" style:list-style-name="L8"/>
    <style:style style:name="P22" style:family="paragraph" style:parent-style-name="Table_20_Contents" style:list-style-name="L8"/>
    <style:style style:name="P23" style:family="paragraph" style:parent-style-name="Table_20_Contents" style:list-style-name="L9"/>
    <style:style style:name="P24" style:family="paragraph" style:parent-style-name="Table_20_Contents" style:list-style-name="L9"/>
    <style:style style:name="P25" style:family="paragraph" style:parent-style-name="Table_20_Contents" style:list-style-name="L10"/>
    <style:style style:name="P26" style:family="paragraph" style:parent-style-name="Table_20_Contents" style:list-style-name="L10"/>
    <style:style style:name="P27" style:family="paragraph" style:parent-style-name="Table_20_Contents" style:list-style-name="L11"/>
    <style:style style:name="P28" style:family="paragraph" style:parent-style-name="Table_20_Contents" style:list-style-name="L11"/>
    <style:style style:name="P29" style:family="paragraph" style:parent-style-name="Table_20_Contents" style:list-style-name="L11"/>
    <style:style style:name="P30" style:family="paragraph" style:parent-style-name="Table_20_Contents">
      <style:text-properties fo:font-size="10pt" style:font-size-asian="10pt" style:font-size-complex="10pt"/>
    </style:style>
    <style:style style:name="P31" style:family="paragraph" style:parent-style-name="Table_20_Contents">
      <style:text-properties fo:background-color="#ffff00"/>
    </style:style>
    <style:style style:name="P32" style:family="paragraph" style:parent-style-name="Standard" style:list-style-name="L1"/>
    <style:style style:name="P33" style:family="paragraph" style:parent-style-name="Standard" style:list-style-name="L1"/>
    <style:style style:name="P34" style:family="paragraph" style:parent-style-name="Standard" style:list-style-name="L7"/>
    <style:style style:name="P35" style:family="paragraph" style:parent-style-name="Standard" style:list-style-name="L7"/>
    <style:style style:name="P36" style:family="paragraph" style:parent-style-name="Standard" style:list-style-name="L12"/>
    <style:style style:name="P37" style:family="paragraph" style:parent-style-name="Standard" style:list-style-name="L12"/>
    <style:style style:name="P38" style:family="paragraph" style:parent-style-name="Standard" style:list-style-name="L13"/>
    <style:style style:name="P39" style:family="paragraph" style:parent-style-name="Standard" style:list-style-name="L13"/>
    <style:style style:name="P40" style:family="paragraph" style:parent-style-name="Standard" style:list-style-name="L13"/>
    <style:style style:name="P41" style:family="paragraph" style:parent-style-name="Standard" style:list-style-name="L13"/>
    <style:style style:name="P42" style:family="paragraph" style:parent-style-name="Standard" style:list-style-name="L13"/>
    <style:style style:name="P43" style:family="paragraph" style:parent-style-name="Standard" style:list-style-name="L13"/>
    <style:style style:name="P44" style:family="paragraph" style:parent-style-name="Standard" style:list-style-name="L13"/>
    <style:style style:name="P45" style:family="paragraph" style:parent-style-name="Standard">
      <style:paragraph-properties fo:break-before="page"/>
    </style:style>
    <style:style style:name="P46" style:family="paragraph" style:parent-style-name="Footer">
      <style:paragraph-properties fo:text-align="end" style:justify-single-word="false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>Overall Project Plan for the PROMASI Project</text:p>
      <text:p text:style-name="P4"/>
      <text:p text:style-name="P4"/>
      <text:p text:style-name="P4"/>
      <table:table table:name="Authors" table:style-name="Authors">
        <table:table-column table:style-name="Authors.A"/>
        <table:table-column table:style-name="Authors.B" table:number-columns-repeated="2"/>
        <table:table-column table:style-name="Authors.D"/>
        <table:table-header-rows>
          <table:table-row>
            <table:table-cell table:style-name="Authors.A1" office:value-type="string">
              <text:p text:style-name="P5">Version</text:p>
            </table:table-cell>
            <table:table-cell table:style-name="Authors.A1" office:value-type="string">
              <text:p text:style-name="P5">Date</text:p>
            </table:table-cell>
            <table:table-cell table:style-name="Authors.A1" office:value-type="string">
              <text:p text:style-name="P5">Author</text:p>
            </table:table-cell>
            <table:table-cell table:style-name="Authors.D1" office:value-type="string">
              <text:p text:style-name="P5">Comment</text:p>
            </table:table-cell>
          </table:table-row>
        </table:table-header-rows>
        <table:table-row>
          <table:table-cell table:style-name="Authors.A2" office:value-type="string">
            <text:p text:style-name="P3">0.1</text:p>
          </table:table-cell>
          <table:table-cell table:style-name="Authors.A2" office:value-type="string">
            <text:p text:style-name="P3">22/10/2008</text:p>
          </table:table-cell>
          <table:table-cell table:style-name="Authors.A2" office:value-type="string">
            <text:p text:style-name="P3">N. Petalidis</text:p>
          </table:table-cell>
          <table:table-cell table:style-name="Authors.D2" office:value-type="string">
            <text:p text:style-name="P3">Initial version</text:p>
          </table:table-cell>
        </table:table-row>
        <table:table-row>
          <table:table-cell table:style-name="Authors.A2" office:value-type="string">
            <text:p text:style-name="P3"/>
          </table:table-cell>
          <table:table-cell table:style-name="Authors.A2" office:value-type="string">
            <text:p text:style-name="P3"/>
          </table:table-cell>
          <table:table-cell table:style-name="Authors.A2" office:value-type="string">
            <text:p text:style-name="P3"/>
          </table:table-cell>
          <table:table-cell table:style-name="Authors.D2" office:value-type="string">
            <text:p text:style-name="P3"/>
          </table:table-cell>
        </table:table-row>
      </table:table>
      <text:p text:style-name="P4"/>
      <text:list text:style-name="Outline">
        <text:list-item>
          <text:h text:style-name="P6" text:outline-level="1">Project Overview</text:h>
        </text:list-item>
      </text:list>
      <text:p text:style-name="Standard">The PROMASI project aims at developing a project management simulator that will be used <text:s/>for the education of future software project managers. PROMASI should provide with a captivating gameplay of realistic scenarios aiming at becoming the educational tool of choice in software management courses. </text:p>
      <text:p text:style-name="Standard"/>
      <table:table table:name="ProductPositionStatement" table:style-name="ProductPositionStatement">
        <table:table-column table:style-name="ProductPositionStatement.A"/>
        <table:table-column table:style-name="ProductPositionStatement.B"/>
        <table:table-row>
          <table:table-cell table:style-name="ProductPositionStatement.A1" office:value-type="string">
            <text:p text:style-name="Table_20_Contents">For</text:p>
          </table:table-cell>
          <table:table-cell table:style-name="ProductPositionStatement.B1" office:value-type="string">
            <text:p text:style-name="Table_20_Contents">Educational Institutions and Universities</text:p>
          </table:table-cell>
        </table:table-row>
        <table:table-row>
          <table:table-cell table:style-name="ProductPositionStatement.A2" office:value-type="string">
            <text:p text:style-name="Table_20_Contents">Who</text:p>
          </table:table-cell>
          <table:table-cell table:style-name="ProductPositionStatement.B2" office:value-type="string">
            <text:p text:style-name="Table_20_Contents">Have courses on Software Engineering and Software Project Management</text:p>
          </table:table-cell>
        </table:table-row>
        <table:table-row>
          <table:table-cell table:style-name="ProductPositionStatement.A2" office:value-type="string">
            <text:p text:style-name="Table_20_Contents">The</text:p>
          </table:table-cell>
          <table:table-cell table:style-name="ProductPositionStatement.B2" office:value-type="string">
            <text:p text:style-name="Table_20_Contents">PROMASI is a project management simulator with emphasis on software products</text:p>
          </table:table-cell>
        </table:table-row>
        <table:table-row>
          <table:table-cell table:style-name="ProductPositionStatement.A2" office:value-type="string">
            <text:p text:style-name="Table_20_Contents">That</text:p>
          </table:table-cell>
          <table:table-cell table:style-name="ProductPositionStatement.B2" office:value-type="string">
            <text:p text:style-name="Table_20_Contents">Allows for teaching different management scenarios in a multiplayer environment </text:p>
          </table:table-cell>
        </table:table-row>
        <table:table-row>
          <table:table-cell table:style-name="ProductPositionStatement.A2" office:value-type="string">
            <text:p text:style-name="Table_20_Contents">Unlike</text:p>
          </table:table-cell>
          <table:table-cell table:style-name="ProductPositionStatement.B2" office:value-type="string">
            <text:p text:style-name="Table_20_Contents">Current simulators that are single-player and with a difficult UI</text:p>
          </table:table-cell>
        </table:table-row>
        <table:table-row>
          <table:table-cell table:style-name="ProductPositionStatement.A2" office:value-type="string">
            <text:p text:style-name="Table_20_Contents">Our product</text:p>
          </table:table-cell>
          <table:table-cell table:style-name="ProductPositionStatement.B2" office:value-type="string">
            <text:p text:style-name="Table_20_Contents">Utilises open-source software to provide a flexible, generic and extensible platform for teaching project management through simulation.</text:p>
          </table:table-cell>
        </table:table-row>
      </table:table>
      <text:p text:style-name="Standard"/>
      <table:table table:name="ProblemStatement" table:style-name="ProblemStatement">
        <table:table-column table:style-name="ProblemStatement.A"/>
        <table:table-column table:style-name="ProblemStatement.B"/>
        <table:table-row>
          <table:table-cell table:style-name="ProblemStatement.A1" office:value-type="string">
            <text:p text:style-name="Table_20_Contents">The problem of</text:p>
          </table:table-cell>
          <table:table-cell table:style-name="ProblemStatement.B1" office:value-type="string">
            <text:p text:style-name="Table_20_Contents">Successfully teaching project management concepts to students with little exposure to real life projects</text:p>
          </table:table-cell>
        </table:table-row>
        <table:table-row>
          <table:table-cell table:style-name="ProblemStatement.A2" office:value-type="string">
            <text:p text:style-name="Table_20_Contents">Affects</text:p>
          </table:table-cell>
          <table:table-cell table:style-name="ProblemStatement.B2" office:value-type="string">
            <text:p text:style-name="Table_20_Contents">Students</text:p>
          </table:table-cell>
        </table:table-row>
        <table:table-row>
          <table:table-cell table:style-name="ProblemStatement.A2" office:value-type="string">
            <text:p text:style-name="Table_20_Contents">The impact of which is</text:p>
          </table:table-cell>
          <table:table-cell table:style-name="ProblemStatement.B2" office:value-type="string">
            <text:p text:style-name="Table_20_Contents">Reduced learning</text:p>
          </table:table-cell>
        </table:table-row>
        <table:table-row>
          <table:table-cell table:style-name="ProblemStatement.A2" office:value-type="string">
            <text:p text:style-name="Table_20_Contents">A successful solution would</text:p>
          </table:table-cell>
          <table:table-cell table:style-name="ProblemStatement.B2" office:value-type="string">
            <text:p text:style-name="Table_20_Contents">Allow students to experiment with realistic scenarios and see the effect of their decisions to the project.</text:p>
          </table:table-cell>
        </table:table-row>
      </table:table>
      <text:p text:style-name="Standard"/>
      <text:list text:style-name="Outline" text:continue-numbering="true">
        <text:list-item>
          <text:list text:continue-numbering="true">
            <text:list-item>
              <text:h text:style-name="Heading_20_2" text:outline-level="2">Desired Outcomes</text:h>
            </text:list-item>
          </text:list>
        </text:list-item>
      </text:list>
      <text:p text:style-name="Standard">The following balanced scorecard describes the desired outcomes of the project.</text:p>
      <text:p text:style-name="Standard"/>
      <text:p text:style-name="Standard"><draw:frame draw:style-name="fr2" draw:name="Object1" text:anchor-type="paragraph" svg:width="16cm" svg:height="10.83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list text:style-name="Outline" text:continue-numbering="true">
        <text:list-item>
          <text:list text:continue-numbering="true">
            <text:list-item>
              <text:h text:style-name="Heading_20_2" text:outline-level="2">The Project Approach</text:h>
            </text:list-item>
          </text:list>
        </text:list-item>
      </text:list>
      <text:p text:style-name="Standard">The project should be organised as a semi-formal project using the Unified Process.</text:p>
      <text:p text:style-name="Standard"/>
      <text:p text:style-name="Standard">The project will be split into two streams</text:p>
      <text:p text:style-name="Standard"/>
      <text:list text:style-name="L1">
        <text:list-item>
          <text:p text:style-name="P32">Software Development (SD) – Development of software, building and integration</text:p>
        </text:list-item>
        <text:list-item>
          <text:p text:style-name="P32">Educational Courses Development (ED) – Development of courses and teaching material relating to the software simulator being build</text:p>
        </text:list-item>
      </text:list>
      <text:p text:style-name="Standard"/>
      <text:p text:style-name="Standard">The project is expected to take two years to complete. The project is to be staged with each stage taking between four and twelve months. Table X provides a summary of the planned stages. Each work stream will be baselined and synchronised on the stage boundaries.</text:p>
      <text:p text:style-name="Standard"/>
      <table:table table:name="OverviewOfThePlannedStages" table:style-name="OverviewOfThePlannedStages">
        <table:table-column table:style-name="OverviewOfThePlannedStages.A" table:number-columns-repeated="3"/>
        <table:table-column table:style-name="OverviewOfThePlannedStages.D"/>
        <table:table-header-rows>
          <table:table-row>
            <table:table-cell table:style-name="OverviewOfThePlannedStages.A1" office:value-type="string">
              <text:p text:style-name="Table_20_Heading">Stage</text:p>
            </table:table-cell>
            <table:table-cell table:style-name="OverviewOfThePlannedStages.A1" office:value-type="string">
              <text:p text:style-name="Table_20_Heading">Purpose</text:p>
            </table:table-cell>
            <table:table-cell table:style-name="OverviewOfThePlannedStages.A1" office:value-type="string">
              <text:p text:style-name="Table_20_Heading">Key Deliverables</text:p>
            </table:table-cell>
            <table:table-cell table:style-name="OverviewOfThePlannedStages.D1" office:value-type="string">
              <text:p text:style-name="Table_20_Heading">End Date</text:p>
            </table:table-cell>
          </table:table-row>
        </table:table-header-rows>
        <table:table-row>
          <table:table-cell table:style-name="OverviewOfThePlannedStages.A2" office:value-type="string">
            <text:p text:style-name="Table_20_Contents"/>
          </table:table-cell>
          <table:table-cell table:style-name="OverviewOfThePlannedStages.A2" office:value-type="string">
            <text:p text:style-name="Table_20_Contents">Start of project</text:p>
          </table:table-cell>
          <table:table-cell table:style-name="OverviewOfThePlannedStages.A2" office:value-type="string">
            <text:p text:style-name="Table_20_Contents"/>
          </table:table-cell>
          <table:table-cell table:style-name="OverviewOfThePlannedStages.D2" office:value-type="string">
            <text:p text:style-name="Table_20_Contents"/>
          </table:table-cell>
        </table:table-row>
        <table:table-row>
          <table:table-cell table:style-name="OverviewOfThePlannedStages.A2" office:value-type="string">
            <text:p text:style-name="Table_20_Contents">Initiation</text:p>
          </table:table-cell>
          <table:table-cell table:style-name="OverviewOfThePlannedStages.A2" office:value-type="string">
            <text:p text:style-name="Table_20_Contents">Set up the project</text:p>
          </table:table-cell>
          <table:table-cell table:style-name="OverviewOfThePlannedStages.A2" office:value-type="string">
            <text:p text:style-name="Table_20_Contents">Business Case</text:p>
            <text:p text:style-name="Table_20_Contents">Overall Project Plans</text:p>
          </table:table-cell>
          <table:table-cell table:style-name="OverviewOfThePlannedStages.D2" office:value-type="string">
            <text:p text:style-name="Table_20_Contents">15/11/2008</text:p>
          </table:table-cell>
        </table:table-row>
        <table:table-row>
          <table:table-cell table:style-name="OverviewOfThePlannedStages.A2" office:value-type="string">
            <text:p text:style-name="Table_20_Contents">1 Demonstrate and pilot the new technology</text:p>
          </table:table-cell>
          <table:table-cell table:style-name="OverviewOfThePlannedStages.A2" office:value-type="string">
            <text:p text:style-name="Table_20_Contents">Prove the overall project approach and then demonstrate and pilot the new platform</text:p>
          </table:table-cell>
          <table:table-cell table:style-name="OverviewOfThePlannedStages.A2" office:value-type="string">
            <text:list text:style-name="L2">
              <text:list-item>
                <text:p text:style-name="P8">Demonstrable prototype</text:p>
              </text:list-item>
              <text:list-item>
                <text:p text:style-name="P8">PROMASI Evolution 1: Platform pilot</text:p>
              </text:list-item>
            </text:list>
          </table:table-cell>
          <table:table-cell table:style-name="OverviewOfThePlannedStages.D2" office:value-type="string">
            <text:p text:style-name="Table_20_Contents">1/02/2008</text:p>
          </table:table-cell>
        </table:table-row>
        <table:table-row>
          <table:table-cell table:style-name="OverviewOfThePlannedStages.A2" office:value-type="string">
            <text:p text:style-name="Table_20_Contents">2 Develop and roll-out system</text:p>
          </table:table-cell>
          <table:table-cell table:style-name="OverviewOfThePlannedStages.A2" office:value-type="string">
            <text:list text:style-name="L3">
              <text:list-item>
                <text:p text:style-name="P10">Develop fully working single player prototype</text:p>
              </text:list-item>
              <text:list-item>
                <text:p text:style-name="P10">installed base increase</text:p>
              </text:list-item>
            </text:list>
          </table:table-cell>
          <table:table-cell table:style-name="OverviewOfThePlannedStages.A2" office:value-type="string">
            <text:list text:style-name="L4">
              <text:list-item>
                <text:p text:style-name="P12">Educational course plans</text:p>
              </text:list-item>
              <text:list-item>
                <text:p text:style-name="P12">PROMASI Evolution 2:</text:p>
              </text:list-item>
              <text:list-item>
                <text:p text:style-name="P12">Single Player PROMASI</text:p>
              </text:list-item>
            </text:list>
          </table:table-cell>
          <table:table-cell table:style-name="OverviewOfThePlannedStages.D2" office:value-type="string">
            <text:p text:style-name="Table_20_Contents">30/08/2008</text:p>
          </table:table-cell>
        </table:table-row>
        <table:table-row>
          <table:table-cell table:style-name="OverviewOfThePlannedStages.A2" office:value-type="string">
            <text:p text:style-name="Table_20_Contents">3 Develop multi player system</text:p>
          </table:table-cell>
          <table:table-cell table:style-name="OverviewOfThePlannedStages.A2" office:value-type="string">
            <text:p text:style-name="Table_20_Contents">MultiPlayer PROMASI available and launched</text:p>
          </table:table-cell>
          <table:table-cell table:style-name="OverviewOfThePlannedStages.A2" office:value-type="string">
            <text:list text:style-name="L5">
              <text:list-item>
                <text:p text:style-name="P15">Educational course plans</text:p>
              </text:list-item>
            </text:list>
            <text:list text:style-name="L4">
              <text:list-item text:start-value="1">
                <text:p text:style-name="P12">PROMASI Evolution 3:</text:p>
                <text:p text:style-name="P12">Multi Player PROMASI</text:p>
              </text:list-item>
            </text:list>
          </table:table-cell>
          <table:table-cell table:style-name="OverviewOfThePlannedStages.D2" office:value-type="string">
            <text:p text:style-name="Table_20_Contents">30/08/2009</text:p>
          </table:table-cell>
        </table:table-row>
        <table:table-row>
          <table:table-cell table:style-name="OverviewOfThePlannedStages.A2" office:value-type="string">
            <text:p text:style-name="Table_20_Contents">4 business as usual</text:p>
          </table:table-cell>
          <table:table-cell table:style-name="OverviewOfThePlannedStages.A2" office:value-type="string">
            <text:p text:style-name="Table_20_Contents">System enhanced, installed base increased and problems addressed</text:p>
          </table:table-cell>
          <table:table-cell table:style-name="OverviewOfThePlannedStages.A2" office:value-type="string">
            <text:list text:style-name="L6">
              <text:list-item>
                <text:p text:style-name="P18">Details to be added as earlier stages completed</text:p>
              </text:list-item>
              <text:list-item>
                <text:p text:style-name="P18">Each stage will produce a new evolution of PROMASI</text:p>
              </text:list-item>
            </text:list>
          </table:table-cell>
          <table:table-cell table:style-name="OverviewOfThePlannedStages.D2" office:value-type="string">
            <text:p text:style-name="Table_20_Contents">30/12/2009</text:p>
          </table:table-cell>
        </table:table-row>
        <table:table-row>
          <table:table-cell table:style-name="OverviewOfThePlannedStages.A2" office:value-type="string">
            <text:p text:style-name="Table_20_Contents">Close Down</text:p>
          </table:table-cell>
          <table:table-cell table:style-name="OverviewOfThePlannedStages.A2" office:value-type="string">
            <text:p text:style-name="Table_20_Contents">Conclude project and hand over all responsibilities to open-source community</text:p>
          </table:table-cell>
          <table:table-cell table:style-name="OverviewOfThePlannedStages.A2" office:value-type="string">
            <text:p text:style-name="Table_20_Contents"/>
          </table:table-cell>
          <table:table-cell table:style-name="OverviewOfThePlannedStages.D2" office:value-type="string">
            <text:p text:style-name="Table_20_Contents">01/02/2010</text:p>
          </table:table-cell>
        </table:table-row>
      </table:table>
      <text:p text:style-name="Standard"/>
      <text:list text:style-name="Outline" text:continue-numbering="true">
        <text:list-item>
          <text:list text:continue-numbering="true">
            <text:list-item>
              <text:h text:style-name="Heading_20_2" text:outline-level="2">Assumptions and constraints</text:h>
            </text:list-item>
          </text:list>
        </text:list-item>
      </text:list>
      <text:p text:style-name="Standard">The following assumptions were made in the construction of this plan:</text:p>
      <text:list text:style-name="L7">
        <text:list-item>
          <text:p text:style-name="P34">Enough personnel will be made available for development, testing and management of the project</text:p>
        </text:list-item>
        <text:list-item>
          <text:p text:style-name="P34">Enough technically able personnel can be found</text:p>
        </text:list-item>
      </text:list>
      <text:p text:style-name="Standard"/>
      <text:list text:style-name="Outline" text:continue-numbering="true">
        <text:list-item>
          <text:list text:continue-numbering="true">
            <text:list-item>
              <text:h text:style-name="Heading_20_2" text:outline-level="2">Evolution of the plan</text:h>
            </text:list-item>
          </text:list>
        </text:list-item>
      </text:list>
      <table:table table:name="EvolutionOfThePlan" table:style-name="EvolutionOfThePlan">
        <table:table-column table:style-name="EvolutionOfThePlan.A"/>
        <table:table-column table:style-name="EvolutionOfThePlan.B"/>
        <table:table-column table:style-name="EvolutionOfThePlan.C"/>
        <table:table-header-rows>
          <table:table-row>
            <table:table-cell table:style-name="EvolutionOfThePlan.A1" office:value-type="string">
              <text:p text:style-name="Table_20_Heading">Version</text:p>
            </table:table-cell>
            <table:table-cell table:style-name="EvolutionOfThePlan.A1" office:value-type="string">
              <text:p text:style-name="Table_20_Heading">Milestone</text:p>
            </table:table-cell>
            <table:table-cell table:style-name="EvolutionOfThePlan.C1" office:value-type="string">
              <text:p text:style-name="Table_20_Heading">Comment</text:p>
            </table:table-cell>
          </table:table-row>
        </table:table-header-rows>
        <table:table-row>
          <table:table-cell table:style-name="EvolutionOfThePlan.A2" office:value-type="string">
            <text:p text:style-name="Table_20_Contents">1.0</text:p>
          </table:table-cell>
          <table:table-cell table:style-name="EvolutionOfThePlan.A2" office:value-type="string">
            <text:p text:style-name="Table_20_Contents">End Of Stage 1</text:p>
          </table:table-cell>
          <table:table-cell table:style-name="EvolutionOfThePlan.C2" office:value-type="string">
            <text:p text:style-name="Table_20_Contents">Signed off plan for Stage 2</text:p>
          </table:table-cell>
        </table:table-row>
        <table:table-row>
          <table:table-cell table:style-name="EvolutionOfThePlan.A2" office:value-type="string">
            <text:p text:style-name="Table_20_Contents">2.0</text:p>
          </table:table-cell>
          <table:table-cell table:style-name="EvolutionOfThePlan.A2" office:value-type="string">
            <text:p text:style-name="Table_20_Contents">End of Stage 2</text:p>
          </table:table-cell>
          <table:table-cell table:style-name="EvolutionOfThePlan.C2" office:value-type="string">
            <text:p text:style-name="Table_20_Contents">Revised plan to cover Stage 3 and transition to business as usual</text:p>
          </table:table-cell>
        </table:table-row>
        <table:table-row>
          <table:table-cell table:style-name="EvolutionOfThePlan.A2" office:value-type="string">
            <text:p text:style-name="Table_20_Contents">3.0</text:p>
          </table:table-cell>
          <table:table-cell table:style-name="EvolutionOfThePlan.A2" office:value-type="string">
            <text:p text:style-name="Table_20_Contents">End of previous stage</text:p>
          </table:table-cell>
          <table:table-cell table:style-name="EvolutionOfThePlan.C2" office:value-type="string">
            <text:p text:style-name="Table_20_Contents">The plan will be continuously revised throughout the project</text:p>
          </table:table-cell>
        </table:table-row>
      </table:table>
      <text:p text:style-name="Standard"/>
      <text:p text:style-name="Standard">Any minor revisions produced between these milestones will be point releases and will be version numbered accordingly.</text:p>
      <text:p text:style-name="Standard"/>
      <text:list text:style-name="Outline" text:continue-numbering="true">
        <text:list-item>
          <text:h text:style-name="Heading_20_1" text:outline-level="1">Project Organisation</text:h>
        </text:list-item>
      </text:list>
      <text:p text:style-name="Standard"><draw:frame draw:style-name="fr1" draw:name="graphics1" text:anchor-type="paragraph" svg:width="16.999cm" svg:height="7.738cm" draw:z-index="1"><draw:image xlink:href="Pictures/200000990000536B000025FA88B62975.svm" xlink:type="simple" xlink:show="embed" xlink:actuate="onLoad"/></draw:frame></text:p>
      <text:p text:style-name="Standard"/>
      <table:table table:name="Table1" table:style-name="Table1">
        <table:table-column table:style-name="Table1.A" table:number-columns-repeated="3"/>
        <table:table-header-rows>
          <table:table-row>
            <table:table-cell table:style-name="Table1.A1" office:value-type="string">
              <text:p text:style-name="Table_20_Heading">Role</text:p>
            </table:table-cell>
            <table:table-cell table:style-name="Table1.A1" office:value-type="string">
              <text:p text:style-name="Table_20_Heading">Primary Responsibilities</text:p>
            </table:table-cell>
            <table:table-cell table:style-name="Table1.C1" office:value-type="string">
              <text:p text:style-name="Table_20_Heading">Secondary Responsibilities</text:p>
            </table:table-cell>
          </table:table-row>
        </table:table-header-rows>
        <table:table-row>
          <table:table-cell table:style-name="Table1.A2" office:value-type="string">
            <text:p text:style-name="Table_20_Contents">Overall Project Manager</text:p>
          </table:table-cell>
          <table:table-cell table:style-name="Table1.A2" office:value-type="string">
            <text:p text:style-name="Table_20_Contents">Overall Project Manager</text:p>
          </table:table-cell>
          <table:table-cell table:style-name="Table1.C2" office:value-type="string">
            <text:p text:style-name="Table_20_Contents">QA Manager</text:p>
          </table:table-cell>
        </table:table-row>
        <table:table-row>
          <table:table-cell table:style-name="Table1.A2" office:value-type="string">
            <text:p text:style-name="Table_20_Contents">Project Support</text:p>
          </table:table-cell>
          <table:table-cell table:style-name="Table1.A2" office:value-type="string">
            <text:p text:style-name="Table_20_Contents">Project Office</text:p>
          </table:table-cell>
          <table:table-cell table:style-name="Table1.C2" office:value-type="string">
            <text:p text:style-name="Table_20_Contents">Administrator</text:p>
          </table:table-cell>
        </table:table-row>
        <table:table-row>
          <table:table-cell table:style-name="Table1.A2" office:value-type="string">
            <text:p text:style-name="Table_20_Contents">Software Development Manager</text:p>
          </table:table-cell>
          <table:table-cell table:style-name="Table1.A2" office:value-type="string">
            <text:p text:style-name="Table_20_Contents">Work Stream Manager</text:p>
          </table:table-cell>
          <table:table-cell table:style-name="Table1.C2" office:value-type="string">
            <text:p text:style-name="Table_20_Contents">Iteration Lead</text:p>
          </table:table-cell>
        </table:table-row>
        <table:table-row>
          <table:table-cell table:style-name="Table1.A2" office:value-type="string">
            <text:p text:style-name="Table_20_Contents">Educational Course Development Manager</text:p>
          </table:table-cell>
          <table:table-cell table:style-name="Table1.A2" office:value-type="string">
            <text:p text:style-name="Table_20_Contents">Work Stream Manager</text:p>
            <text:p text:style-name="Table_20_Contents"/>
          </table:table-cell>
          <table:table-cell table:style-name="Table1.C2" office:value-type="string">
            <text:p text:style-name="Table_20_Contents">Deputy to the Overall Project Manager</text:p>
          </table:table-cell>
        </table:table-row>
        <table:table-row>
          <table:table-cell table:style-name="Table1.A2" office:value-type="string">
            <text:p text:style-name="Table_20_Contents">Software Architect</text:p>
          </table:table-cell>
          <table:table-cell table:style-name="Table1.A2" office:value-type="string">
            <text:p text:style-name="Table_20_Contents">Architect</text:p>
          </table:table-cell>
          <table:table-cell table:style-name="Table1.C2" office:value-type="string">
            <text:p text:style-name="Table_20_Contents">Technical Advisor to the management team</text:p>
          </table:table-cell>
        </table:table-row>
        <table:table-row>
          <table:table-cell table:style-name="Table1.A2" office:value-type="string">
            <text:p text:style-name="Table_20_Contents">Development team</text:p>
          </table:table-cell>
          <table:table-cell table:style-name="Table1.C1" table:number-columns-spanned="2" office:value-type="string">
            <text:p text:style-name="Table_20_Contents">System and software development</text:p>
          </table:table-cell>
          <table:covered-table-cell/>
        </table:table-row>
        <table:table-row>
          <table:table-cell table:style-name="Table1.A2" office:value-type="string">
            <text:p text:style-name="Table_20_Contents">Students/Lecturers</text:p>
          </table:table-cell>
          <table:table-cell table:style-name="Table1.C2" table:number-columns-spanned="2" office:value-type="string">
            <text:p text:style-name="Table_20_Contents">Provide direction on educational, quality and gameplay issues</text:p>
          </table:table-cell>
          <table:covered-table-cell/>
        </table:table-row>
      </table:table>
      <text:p text:style-name="Standard"/>
      <text:list text:style-name="Outline" text:continue-numbering="true">
        <text:list-item>
          <text:h text:style-name="Heading_20_1" text:outline-level="1">Project Review Authorities</text:h>
        </text:list-item>
      </text:list>
      <text:p text:style-name="Standard"/>
      <text:p text:style-name="Standard">Although no formal steering committee will be formed, the project will be reviewed regularly by a group of external reviewers</text:p>
      <text:p text:style-name="Standard"/>
      <table:table table:name="SteeringCommitteeMembership" table:style-name="SteeringCommitteeMembership">
        <table:table-column table:style-name="SteeringCommitteeMembership.A"/>
        <table:table-column table:style-name="SteeringCommitteeMembership.B"/>
        <table:table-row>
          <table:table-cell table:style-name="SteeringCommitteeMembership.A1" office:value-type="string">
            <text:p text:style-name="P1">Reviewer</text:p>
          </table:table-cell>
          <table:table-cell table:style-name="SteeringCommitteeMembership.B1" office:value-type="string">
            <text:p text:style-name="P1">Responsibilities</text:p>
          </table:table-cell>
        </table:table-row>
        <table:table-row>
          <table:table-cell table:style-name="SteeringCommitteeMembership.A2" office:value-type="string">
            <text:p text:style-name="P2">TEI Serres, ICD Department (Sponsor)</text:p>
          </table:table-cell>
          <table:table-cell table:style-name="SteeringCommitteeMembership.B2" office:value-type="string">
            <text:p text:style-name="P2">Present in stage assessments, has control over budget and financial issues</text:p>
          </table:table-cell>
        </table:table-row>
        <table:table-row>
          <table:table-cell table:style-name="SteeringCommitteeMembership.A2" office:value-type="string">
            <text:p text:style-name="P31">A. Person</text:p>
          </table:table-cell>
          <table:table-cell table:style-name="SteeringCommitteeMembership.B2" office:value-type="string">
            <text:p text:style-name="P2">Provide advise on curricula and educational issues: invite to critical project reviews and support audits</text:p>
          </table:table-cell>
        </table:table-row>
        <table:table-row>
          <table:table-cell table:style-name="SteeringCommitteeMembership.A2" office:value-type="string">
            <text:p text:style-name="P31">B. Person</text:p>
          </table:table-cell>
          <table:table-cell table:style-name="SteeringCommitteeMembership.B2" office:value-type="string">
            <text:p text:style-name="P2">Provide technical governance: invite to critical project reviews and support audits</text:p>
          </table:table-cell>
        </table:table-row>
      </table:table>
      <text:p text:style-name="Standard"/>
      <text:p text:style-name="Standard"/>
      <text:p text:style-name="Standard"/>
      <text:list text:style-name="Outline" text:continue-numbering="true">
        <text:list-item>
          <text:h text:style-name="Heading_20_1" text:outline-level="1">Project Plan</text:h>
        </text:list-item>
      </text:list>
      <text:p text:style-name="Standard"><draw:frame draw:style-name="fr1" draw:name="graphics2" text:anchor-type="paragraph" svg:width="16.999cm" svg:height="11.97cm" draw:z-index="2"><draw:image xlink:href="Pictures/2000020C0000739E0000516BB3A43CF2.svm" xlink:type="simple" xlink:show="embed" xlink:actuate="onLoad"/></draw:frame></text:p>
      <text:p text:style-name="P45"/>
      <table:table table:name="MilestoneDefinition" table:style-name="MilestoneDefinition">
        <table:table-column table:style-name="MilestoneDefinition.A" table:number-columns-repeated="5"/>
        <table:table-header-rows>
          <table:table-row>
            <table:table-cell table:style-name="MilestoneDefinition.A1" office:value-type="string">
              <text:p text:style-name="Table_20_Heading">Stage</text:p>
            </table:table-cell>
            <table:table-cell table:style-name="MilestoneDefinition.A1" office:value-type="string">
              <text:p text:style-name="Table_20_Heading">Milestone</text:p>
            </table:table-cell>
            <table:table-cell table:style-name="MilestoneDefinition.A1" office:value-type="string">
              <text:p text:style-name="Table_20_Heading">Assigned</text:p>
            </table:table-cell>
            <table:table-cell table:style-name="MilestoneDefinition.A1" office:value-type="string">
              <text:p text:style-name="Table_20_Heading">Acceptance Criteria</text:p>
            </table:table-cell>
            <table:table-cell table:style-name="MilestoneDefinition.E1" office:value-type="string">
              <text:p text:style-name="Table_20_Heading">Due Date</text:p>
            </table:table-cell>
          </table:table-row>
        </table:table-header-rows>
        <table:table-row>
          <table:table-cell table:style-name="MilestoneDefinition.A2" office:value-type="string">
            <text:p text:style-name="Table_20_Contents">Initiation</text:p>
            <text:p text:style-name="Table_20_Contents">Result: Project Underway</text:p>
          </table:table-cell>
          <table:table-cell table:number-columns-spanned="4">
            <table:table table:is-sub-table="true">
              <table:table-column table:style-name="MilestoneDefinition.A" table:number-columns-repeated="4"/>
              <table:table-row>
                <table:table-cell table:style-name="MilestoneDefinition.A2" office:value-type="string">
                  <text:p text:style-name="Table_20_Contents">Project Approved</text:p>
                </table:table-cell>
                <table:table-cell table:style-name="MilestoneDefinition.A2" office:value-type="string">
                  <text:p text:style-name="Table_20_Contents">Pre-work stream</text:p>
                </table:table-cell>
                <table:table-cell table:style-name="MilestoneDefinition.A2" office:value-type="string">
                  <text:p text:style-name="Table_20_Contents">Project approved and commitment made</text:p>
                </table:table-cell>
                <table:table-cell table:style-name="MilestoneDefinition.B2.4.1" office:value-type="string">
                  <text:p text:style-name="Table_20_Contents"/>
                </table:table-cell>
              </table:table-row>
              <table:table-row>
                <table:table-cell table:style-name="MilestoneDefinition.A2" office:value-type="string">
                  <text:p text:style-name="Table_20_Contents">Work Streams Set up</text:p>
                </table:table-cell>
                <table:table-cell table:style-name="MilestoneDefinition.A2" office:value-type="string">
                  <text:p text:style-name="Table_20_Contents">Pre-work stream</text:p>
                </table:table-cell>
                <table:table-cell table:style-name="MilestoneDefinition.A2" office:value-type="string">
                  <text:p text:style-name="Table_20_Contents">Individual work streams set up, staffed and plans in place</text:p>
                </table:table-cell>
                <table:table-cell table:style-name="MilestoneDefinition.B2.4.1" office:value-type="string">
                  <text:p text:style-name="Table_20_Contents"/>
                </table:table-cell>
              </table:table-row>
            </table:table>
          </table:table-cell>
          <table:covered-table-cell/>
          <table:covered-table-cell/>
          <table:covered-table-cell/>
        </table:table-row>
        <table:table-row>
          <table:table-cell table:style-name="MilestoneDefinition.A2" office:value-type="string">
            <text:p text:style-name="Table_20_Contents">Stage 1: Propose system architecture </text:p>
            <text:p text:style-name="Table_20_Contents">Result: Selected approach proven</text:p>
          </table:table-cell>
          <table:table-cell table:number-columns-spanned="4">
            <table:table table:is-sub-table="true">
              <table:table-column table:style-name="MilestoneDefinition.A" table:number-columns-repeated="4"/>
              <table:table-row>
                <table:table-cell table:style-name="MilestoneDefinition.A2" office:value-type="string">
                  <text:p text:style-name="Table_20_Contents">Model Specification Language agreed</text:p>
                </table:table-cell>
                <table:table-cell table:style-name="MilestoneDefinition.A2" office:value-type="string">
                  <text:p text:style-name="Table_20_Contents">SW Dev</text:p>
                </table:table-cell>
                <table:table-cell table:style-name="MilestoneDefinition.A2" office:value-type="string">
                  <text:p text:style-name="Table_20_Contents">Specification signed off by Reviewers</text:p>
                </table:table-cell>
                <table:table-cell table:style-name="MilestoneDefinition.B2.4.1" office:value-type="string">
                  <text:p text:style-name="Table_20_Contents"/>
                </table:table-cell>
              </table:table-row>
              <table:table-row>
                <table:table-cell table:style-name="MilestoneDefinition.A2" office:value-type="string">
                  <text:p text:style-name="Table_20_Contents">Basic Architecture Agreed</text:p>
                </table:table-cell>
                <table:table-cell table:style-name="MilestoneDefinition.A2" office:value-type="string">
                  <text:p text:style-name="Table_20_Contents">SW Dev</text:p>
                </table:table-cell>
                <table:table-cell table:style-name="MilestoneDefinition.A2" office:value-type="string">
                  <text:p text:style-name="Table_20_Contents">Demonstration of basic playing functionality with the toy models</text:p>
                </table:table-cell>
                <table:table-cell table:style-name="MilestoneDefinition.B2.4.1" office:value-type="string">
                  <text:p text:style-name="Table_20_Contents"/>
                </table:table-cell>
              </table:table-row>
              <table:table-row>
                <table:table-cell table:style-name="MilestoneDefinition.A2" office:value-type="string">
                  <text:p text:style-name="Table_20_Contents">Toy Models Developed</text:p>
                </table:table-cell>
                <table:table-cell table:style-name="MilestoneDefinition.A2" office:value-type="string">
                  <text:p text:style-name="Table_20_Contents">EC Dev</text:p>
                </table:table-cell>
                <table:table-cell table:style-name="MilestoneDefinition.A2" office:value-type="string">
                  <text:p text:style-name="Table_20_Contents">Demonstration of models in Vensim</text:p>
                </table:table-cell>
                <table:table-cell table:style-name="MilestoneDefinition.B2.4.1" office:value-type="string">
                  <text:p text:style-name="Table_20_Contents"/>
                </table:table-cell>
              </table:table-row>
              <table:table-row>
                <table:table-cell table:style-name="MilestoneDefinition.A2" office:value-type="string">
                  <text:p text:style-name="Table_20_Contents">Course Outline designed</text:p>
                </table:table-cell>
                <table:table-cell table:style-name="MilestoneDefinition.A2" office:value-type="string">
                  <text:p text:style-name="Table_20_Contents">EC Dev</text:p>
                </table:table-cell>
                <table:table-cell table:style-name="MilestoneDefinition.A2" office:value-type="string">
                  <text:p text:style-name="Table_20_Contents">Course plans, assignments, examination criteria signed off by Reviewers</text:p>
                </table:table-cell>
                <table:table-cell table:style-name="MilestoneDefinition.B2.4.1" office:value-type="string">
                  <text:p text:style-name="Table_20_Contents"/>
                </table:table-cell>
              </table:table-row>
              <table:table-row>
                <table:table-cell table:style-name="MilestoneDefinition.A2" office:value-type="string">
                  <text:p text:style-name="Table_20_Contents">Development infrastructure setup</text:p>
                </table:table-cell>
                <table:table-cell table:style-name="MilestoneDefinition.A2" office:value-type="string">
                  <text:p text:style-name="Table_20_Contents">SW Dev </text:p>
                </table:table-cell>
                <table:table-cell table:style-name="MilestoneDefinition.A2" office:value-type="string">
                  <text:p text:style-name="Table_20_Contents">Web site, CVS Server, Build Server, IDE Environment setup</text:p>
                </table:table-cell>
                <table:table-cell table:style-name="MilestoneDefinition.B2.4.1" office:value-type="string">
                  <text:p text:style-name="Table_20_Contents"/>
                </table:table-cell>
              </table:table-row>
              <table:table-row>
                <table:table-cell table:style-name="MilestoneDefinition.A2" office:value-type="string">
                  <text:p text:style-name="Table_20_Contents">Basic Concept proved</text:p>
                </table:table-cell>
                <table:table-cell table:style-name="MilestoneDefinition.A2" office:value-type="string">
                  <text:p text:style-name="Table_20_Contents">SW Dev </text:p>
                </table:table-cell>
                <table:table-cell table:style-name="MilestoneDefinition.A2" office:value-type="string">
                  <text:p text:style-name="Table_20_Contents">Demonstration of an implemented management scenario, signed off by Reviewers</text:p>
                </table:table-cell>
                <table:table-cell table:style-name="MilestoneDefinition.B2.4.1" office:value-type="string">
                  <text:p text:style-name="Table_20_Contents"/>
                </table:table-cell>
              </table:table-row>
            </table:table>
          </table:table-cell>
          <table:covered-table-cell/>
          <table:covered-table-cell/>
          <table:covered-table-cell/>
        </table:table-row>
        <table:table-row>
          <table:table-cell table:style-name="MilestoneDefinition.A2" office:value-type="string">
            <text:p text:style-name="Table_20_Contents">Stage 2: Demonstrate and pilot the new technology</text:p>
            <text:p text:style-name="Table_20_Contents"><text:s/>Result:Pilot commenced</text:p>
          </table:table-cell>
          <table:table-cell table:number-columns-spanned="4">
            <table:table table:is-sub-table="true">
              <table:table-column table:style-name="MilestoneDefinition.A" table:number-columns-repeated="4"/>
              <table:table-row>
                <table:table-cell table:style-name="MilestoneDefinition.A2" office:value-type="string">
                  <text:p text:style-name="Table_20_Contents">UI Improved</text:p>
                </table:table-cell>
                <table:table-cell table:style-name="MilestoneDefinition.A2" office:value-type="string">
                  <text:p text:style-name="Table_20_Contents">SW Dev </text:p>
                </table:table-cell>
                <table:table-cell table:style-name="MilestoneDefinition.A2" office:value-type="string">
                  <text:p text:style-name="Table_20_Contents">UI with ability for <text:s/>project monitoring, personnel selection and project control </text:p>
                </table:table-cell>
                <table:table-cell table:style-name="MilestoneDefinition.B2.4.1" office:value-type="string">
                  <text:p text:style-name="Table_20_Contents"/>
                </table:table-cell>
              </table:table-row>
              <table:table-row>
                <table:table-cell table:style-name="MilestoneDefinition.A2" office:value-type="string">
                  <text:p text:style-name="Table_20_Contents">Core Engine Improved</text:p>
                </table:table-cell>
                <table:table-cell table:style-name="MilestoneDefinition.A2" office:value-type="string">
                  <text:p text:style-name="Table_20_Contents">SW Dev </text:p>
                </table:table-cell>
                <table:table-cell table:style-name="MilestoneDefinition.A2" office:value-type="string">
                  <text:p text:style-name="Table_20_Contents">Demonstration of ability to simulate incremental and iterative models</text:p>
                </table:table-cell>
                <table:table-cell table:style-name="MilestoneDefinition.B2.4.1" office:value-type="string">
                  <text:p text:style-name="Table_20_Contents"/>
                </table:table-cell>
              </table:table-row>
              <table:table-row>
                <table:table-cell table:style-name="MilestoneDefinition.A2" office:value-type="string">
                  <text:p text:style-name="Table_20_Contents">Personnel Engine Improved</text:p>
                </table:table-cell>
                <table:table-cell table:style-name="MilestoneDefinition.A2" office:value-type="string">
                  <text:p text:style-name="Table_20_Contents">SW Dev </text:p>
                </table:table-cell>
                <table:table-cell table:style-name="MilestoneDefinition.A2" office:value-type="string">
                  <text:p text:style-name="Table_20_Contents">Demonstration of ability to create own characters</text:p>
                </table:table-cell>
                <table:table-cell table:style-name="MilestoneDefinition.B2.4.1" office:value-type="string">
                  <text:p text:style-name="Table_20_Contents"/>
                </table:table-cell>
              </table:table-row>
              <table:table-row>
                <table:table-cell table:style-name="MilestoneDefinition.A2" office:value-type="string">
                  <text:p text:style-name="Table_20_Contents">Models Developed</text:p>
                </table:table-cell>
                <table:table-cell table:style-name="MilestoneDefinition.A2" office:value-type="string">
                  <text:p text:style-name="Table_20_Contents">EC Dev </text:p>
                </table:table-cell>
                <table:table-cell table:style-name="MilestoneDefinition.A2" office:value-type="string">
                  <text:p text:style-name="Table_20_Contents">Models of UP, XP, Waterfall processes demonstrated in Vensim</text:p>
                </table:table-cell>
                <table:table-cell table:style-name="MilestoneDefinition.B2.4.1" office:value-type="string">
                  <text:p text:style-name="Table_20_Contents"/>
                </table:table-cell>
              </table:table-row>
              <table:table-row>
                <table:table-cell table:style-name="MilestoneDefinition.A2" office:value-type="string">
                  <text:p text:style-name="Table_20_Contents">Students completed training</text:p>
                </table:table-cell>
                <table:table-cell table:style-name="MilestoneDefinition.A2" office:value-type="string">
                  <text:p text:style-name="Table_20_Contents">EC Dev </text:p>
                </table:table-cell>
                <table:table-cell table:style-name="MilestoneDefinition.A2" office:value-type="string">
                  <text:p text:style-name="Table_20_Contents">Students successfully pass exams in Optical Programming, OO Programming, SE1 and SE2</text:p>
                </table:table-cell>
                <table:table-cell table:style-name="MilestoneDefinition.B2.4.1" office:value-type="string">
                  <text:p text:style-name="Table_20_Contents"/>
                </table:table-cell>
              </table:table-row>
              <table:table-row>
                <table:table-cell table:style-name="MilestoneDefinition.A2" office:value-type="string">
                  <text:p text:style-name="Table_20_Contents">Demonstrated at conference</text:p>
                </table:table-cell>
                <table:table-cell table:style-name="MilestoneDefinition.A2" office:value-type="string">
                  <text:p text:style-name="Table_20_Contents">EC Dev </text:p>
                </table:table-cell>
                <table:table-cell table:style-name="MilestoneDefinition.A2" office:value-type="string">
                  <text:p text:style-name="Table_20_Contents">Publication of results</text:p>
                </table:table-cell>
                <table:table-cell table:style-name="MilestoneDefinition.B2.4.1" office:value-type="string">
                  <text:p text:style-name="Table_20_Contents"/>
                </table:table-cell>
              </table:table-row>
              <table:table-row>
                <table:table-cell table:style-name="MilestoneDefinition.A2" office:value-type="string">
                  <text:p text:style-name="Table_20_Contents">Pilot commenced</text:p>
                </table:table-cell>
                <table:table-cell table:style-name="MilestoneDefinition.A2" office:value-type="string">
                  <text:p text:style-name="Table_20_Contents">EC Dev</text:p>
                </table:table-cell>
                <table:table-cell table:style-name="MilestoneDefinition.A2" office:value-type="string">
                  <text:p text:style-name="Table_20_Contents">Use of the simulator in classroom</text:p>
                </table:table-cell>
                <table:table-cell table:style-name="MilestoneDefinition.B2.4.1" office:value-type="string">
                  <text:p text:style-name="Table_20_Contents"/>
                </table:table-cell>
              </table:table-row>
              <table:table-row>
                <table:table-cell table:style-name="MilestoneDefinition.A2" office:value-type="string">
                  <text:p text:style-name="Table_20_Contents">Evolution 1 Available</text:p>
                </table:table-cell>
                <table:table-cell table:style-name="MilestoneDefinition.A2" office:value-type="string">
                  <text:p text:style-name="Table_20_Contents">SW Dev </text:p>
                </table:table-cell>
                <table:table-cell table:style-name="MilestoneDefinition.A2" office:value-type="string">
                  <text:p text:style-name="Table_20_Contents">Major release available in download site</text:p>
                </table:table-cell>
                <table:table-cell table:style-name="MilestoneDefinition.B2.4.1" office:value-type="string">
                  <text:p text:style-name="Table_20_Contents"/>
                </table:table-cell>
              </table:table-row>
            </table:table>
          </table:table-cell>
          <table:covered-table-cell/>
          <table:covered-table-cell/>
          <table:covered-table-cell/>
        </table:table-row>
        <table:table-row>
          <table:table-cell table:style-name="MilestoneDefinition.A2" office:value-type="string">
            <text:p text:style-name="Table_20_Contents">Stage 3: Develop Multiplayer version</text:p>
            <text:p text:style-name="Table_20_Contents">Result: Multiplayer version available.</text:p>
          </table:table-cell>
          <table:table-cell table:number-columns-spanned="4">
            <table:table table:is-sub-table="true">
              <table:table-column table:style-name="MilestoneDefinition.A" table:number-columns-repeated="4"/>
              <table:table-row>
                <table:table-cell table:style-name="MilestoneDefinition.A2" office:value-type="string">
                  <text:p text:style-name="Table_20_Contents">Multiplayer capability added</text:p>
                </table:table-cell>
                <table:table-cell table:style-name="MilestoneDefinition.A2" office:value-type="string">
                  <text:p text:style-name="Table_20_Contents">SW Dev</text:p>
                </table:table-cell>
                <table:table-cell table:style-name="MilestoneDefinition.A2" office:value-type="string">
                  <text:p text:style-name="Table_20_Contents">Demonstration of ability for common marketplace and for players to compete against each other,</text:p>
                </table:table-cell>
                <table:table-cell table:style-name="MilestoneDefinition.B2.4.1" office:value-type="string">
                  <text:p text:style-name="Table_20_Contents"/>
                </table:table-cell>
              </table:table-row>
              <table:table-row>
                <table:table-cell table:style-name="MilestoneDefinition.A2" office:value-type="string">
                  <text:p text:style-name="Table_20_Contents">CMM For companies added</text:p>
                </table:table-cell>
                <table:table-cell table:style-name="MilestoneDefinition.A2" office:value-type="string">
                  <text:p text:style-name="Table_20_Contents">SW Dev</text:p>
                </table:table-cell>
                <table:table-cell table:style-name="MilestoneDefinition.A2" office:value-type="string">
                  <text:p text:style-name="Table_20_Contents">Demonstration of ability for companies to acquire experience and receive bonus for it</text:p>
                </table:table-cell>
                <table:table-cell table:style-name="MilestoneDefinition.B2.4.1" office:value-type="string">
                  <text:p text:style-name="Table_20_Contents"/>
                </table:table-cell>
              </table:table-row>
              <table:table-row>
                <table:table-cell table:style-name="MilestoneDefinition.A2" office:value-type="string">
                  <text:p text:style-name="Table_20_Contents">Technology successfully piloted</text:p>
                </table:table-cell>
                <table:table-cell table:style-name="MilestoneDefinition.A2" office:value-type="string">
                  <text:p text:style-name="Table_20_Contents">EC Dev</text:p>
                </table:table-cell>
                <table:table-cell table:style-name="MilestoneDefinition.A2" office:value-type="string">
                  <text:p text:style-name="Table_20_Contents">Simulator used with success in at least two courses</text:p>
                </table:table-cell>
                <table:table-cell table:style-name="MilestoneDefinition.B2.4.1" office:value-type="string">
                  <text:p text:style-name="Table_20_Contents"/>
                </table:table-cell>
              </table:table-row>
              <table:table-row>
                <table:table-cell table:style-name="MilestoneDefinition.A2" office:value-type="string">
                  <text:p text:style-name="Table_20_Contents">Sites Installed</text:p>
                </table:table-cell>
                <table:table-cell table:style-name="MilestoneDefinition.A2" office:value-type="string">
                  <text:p text:style-name="Table_20_Contents">EC Dev </text:p>
                </table:table-cell>
                <table:table-cell table:style-name="MilestoneDefinition.A2" office:value-type="string">
                  <text:p text:style-name="Table_20_Contents">Simulator in use in at least 2 different institutions</text:p>
                </table:table-cell>
                <table:table-cell table:style-name="MilestoneDefinition.B2.4.1" office:value-type="string">
                  <text:p text:style-name="Table_20_Contents"/>
                </table:table-cell>
              </table:table-row>
              <table:table-row>
                <table:table-cell table:style-name="MilestoneDefinition.A2" office:value-type="string">
                  <text:p text:style-name="Table_20_Contents">Group results available</text:p>
                </table:table-cell>
                <table:table-cell table:style-name="MilestoneDefinition.A2" office:value-type="string">
                  <text:p text:style-name="Table_20_Contents">EC Dev</text:p>
                </table:table-cell>
                <table:table-cell table:style-name="MilestoneDefinition.A2" office:value-type="string">
                  <text:p text:style-name="Table_20_Contents">Results from student's performance gathered</text:p>
                </table:table-cell>
                <table:table-cell table:style-name="MilestoneDefinition.B2.4.1" office:value-type="string">
                  <text:p text:style-name="Table_20_Contents"/>
                </table:table-cell>
              </table:table-row>
              <table:table-row>
                <table:table-cell table:style-name="MilestoneDefinition.A2" office:value-type="string">
                  <text:p text:style-name="Table_20_Contents">Satisfaction survey completed</text:p>
                </table:table-cell>
                <table:table-cell table:style-name="MilestoneDefinition.A2" office:value-type="string">
                  <text:p text:style-name="Table_20_Contents">EC Dev </text:p>
                </table:table-cell>
                <table:table-cell table:style-name="MilestoneDefinition.A2" office:value-type="string">
                  <text:p text:style-name="Table_20_Contents">Questionnaires completed by at least 20% of the users</text:p>
                </table:table-cell>
                <table:table-cell table:style-name="MilestoneDefinition.B2.4.1" office:value-type="string">
                  <text:p text:style-name="Table_20_Contents"/>
                </table:table-cell>
              </table:table-row>
              <table:table-row>
                <table:table-cell table:style-name="MilestoneDefinition.A2" office:value-type="string">
                  <text:p text:style-name="Table_20_Contents">Demonstrated at conference</text:p>
                </table:table-cell>
                <table:table-cell table:style-name="MilestoneDefinition.A2" office:value-type="string">
                  <text:p text:style-name="Table_20_Contents">EC Dev </text:p>
                </table:table-cell>
                <table:table-cell table:style-name="MilestoneDefinition.A2" office:value-type="string">
                  <text:p text:style-name="Table_20_Contents">Publication of results</text:p>
                </table:table-cell>
                <table:table-cell table:style-name="MilestoneDefinition.B2.4.1" office:value-type="string">
                  <text:p text:style-name="Table_20_Contents"/>
                </table:table-cell>
              </table:table-row>
            </table:table>
          </table:table-cell>
          <table:covered-table-cell/>
          <table:covered-table-cell/>
          <table:covered-table-cell/>
        </table:table-row>
        <table:table-row>
          <table:table-cell table:style-name="MilestoneDefinition.A2" office:value-type="string">
            <text:p text:style-name="Table_20_Contents">Stage 4: Business as usual.</text:p>
          </table:table-cell>
          <table:table-cell table:style-name="MilestoneDefinition.A2" office:value-type="string">
            <text:p text:style-name="Table_20_Contents">Milestones likely to be as show in plan. More details at a later stage of the project</text:p>
          </table:table-cell>
          <table:table-cell table:style-name="MilestoneDefinition.A2" office:value-type="string">
            <text:p text:style-name="Table_20_Contents"/>
          </table:table-cell>
          <table:table-cell table:style-name="MilestoneDefinition.A2" office:value-type="string">
            <text:p text:style-name="Table_20_Contents"/>
          </table:table-cell>
          <table:table-cell table:style-name="MilestoneDefinition.B2.4.1" office:value-type="string">
            <text:p text:style-name="Table_20_Contents"/>
          </table:table-cell>
        </table:table-row>
      </table:table>
      <text:p text:style-name="Standard"/>
      <text:list text:style-name="Outline" text:continue-numbering="true">
        <text:list-item>
          <text:h text:style-name="Heading_20_1" text:outline-level="1">Estimates and Tolerances</text:h>
        </text:list-item>
      </text:list>
      <text:p text:style-name="Standard">Tolerances are established to define rules for identifying and escalating exceptions. Within these tolerances no action is required by the Reviewing Committee and the Overall Project Manager. </text:p>
      <table:table table:name="OverallProjectTolerances" table:style-name="OverallProjectTolerances">
        <table:table-column table:style-name="OverallProjectTolerances.A" table:number-columns-repeated="3"/>
        <table:table-header-rows>
          <table:table-row>
            <table:table-cell table:style-name="OverallProjectTolerances.A1" office:value-type="string">
              <text:p text:style-name="Table_20_Heading">Type Of Milestone</text:p>
            </table:table-cell>
            <table:table-cell table:style-name="OverallProjectTolerances.A1" office:value-type="string">
              <text:p text:style-name="Table_20_Heading">Tolerance</text:p>
            </table:table-cell>
            <table:table-cell table:style-name="OverallProjectTolerances.C1" office:value-type="string">
              <text:p text:style-name="Table_20_Heading">Comments</text:p>
            </table:table-cell>
          </table:table-row>
        </table:table-header-rows>
        <table:table-row>
          <table:table-cell table:style-name="OverallProjectTolerances.A2" office:value-type="string">
            <text:p text:style-name="Table_20_Contents">End of Stage</text:p>
          </table:table-cell>
          <table:table-cell table:style-name="OverallProjectTolerances.A2" office:value-type="string">
            <text:p text:style-name="Table_20_Contents">10%overrun</text:p>
          </table:table-cell>
          <table:table-cell table:style-name="OverallProjectTolerances.C2" office:value-type="string">
            <text:p text:style-name="Table_20_Contents">Schedule slippage might affect other stages</text:p>
          </table:table-cell>
        </table:table-row>
        <table:table-row>
          <table:table-cell table:style-name="OverallProjectTolerances.A2" office:value-type="string">
            <text:p text:style-name="Table_20_Contents">End of Phase</text:p>
          </table:table-cell>
          <table:table-cell table:style-name="OverallProjectTolerances.A2" office:value-type="string">
            <text:p text:style-name="Table_20_Contents">10% scheduler overrun; no skipped iterations</text:p>
          </table:table-cell>
          <table:table-cell table:style-name="OverallProjectTolerances.C2" office:value-type="string">
            <text:p text:style-name="Table_20_Contents">If phase overruns, assess cause for slippage and adjust plans for next phase accordingly</text:p>
          </table:table-cell>
        </table:table-row>
        <table:table-row>
          <table:table-cell table:style-name="OverallProjectTolerances.A2" office:value-type="string">
            <text:p text:style-name="Table_20_Contents">End of Iteration</text:p>
          </table:table-cell>
          <table:table-cell table:style-name="OverallProjectTolerances.A2" office:value-type="string">
            <text:p text:style-name="Table_20_Contents">None</text:p>
          </table:table-cell>
          <table:table-cell table:style-name="OverallProjectTolerances.C2" office:value-type="string">
            <text:p text:style-name="Table_20_Contents">Iterations are strict time boxes. If iteration objectives are not met, then adjust subsequent iteration plans</text:p>
          </table:table-cell>
        </table:table-row>
      </table:table>
      <text:p text:style-name="Standard"/>
      <text:list text:style-name="Outline" text:continue-numbering="true">
        <text:list-item>
          <text:h text:style-name="Heading_20_1" text:outline-level="1">Management Strategy</text:h>
        </text:list-item>
      </text:list>
      <text:p text:style-name="Standard">The project is to be conducted in line with the Unified Process. An overview of the management strategy is provided by the following table.</text:p>
      <text:p text:style-name="Standard"/>
      <table:table table:name="OverviewOfManagementStrategy" table:style-name="OverviewOfManagementStrategy">
        <table:table-column table:style-name="OverviewOfManagementStrategy.A"/>
        <table:table-column table:style-name="OverviewOfManagementStrategy.B"/>
        <table:table-header-rows>
          <table:table-row>
            <table:table-cell table:style-name="OverviewOfManagementStrategy.A1" office:value-type="string">
              <text:p text:style-name="Table_20_Heading">Dimension</text:p>
            </table:table-cell>
            <table:table-cell table:style-name="OverviewOfManagementStrategy.B1" office:value-type="string">
              <text:p text:style-name="Table_20_Heading">Decision</text:p>
            </table:table-cell>
          </table:table-row>
        </table:table-header-rows>
        <table:table-row>
          <table:table-cell table:style-name="OverviewOfManagementStrategy.A2" office:value-type="string">
            <text:p text:style-name="Table_20_Contents">Style of delivery</text:p>
          </table:table-cell>
          <table:table-cell table:style-name="OverviewOfManagementStrategy.B2" office:value-type="string">
            <text:list text:style-name="L8">
              <text:list-item>
                <text:p text:style-name="P20">Staged iterative and incremental delivery</text:p>
              </text:list-item>
              <text:list-item>
                <text:p text:style-name="P20">Distributed team development</text:p>
              </text:list-item>
              <text:list-item>
                <text:p text:style-name="P20">The SD stream will use the UP</text:p>
              </text:list-item>
            </text:list>
          </table:table-cell>
        </table:table-row>
        <table:table-row>
          <table:table-cell table:style-name="OverviewOfManagementStrategy.A2" office:value-type="string">
            <text:p text:style-name="Table_20_Contents">Level of detail and formality</text:p>
          </table:table-cell>
          <table:table-cell table:style-name="OverviewOfManagementStrategy.B2" office:value-type="string">
            <text:list text:style-name="L9">
              <text:list-item>
                <text:p text:style-name="P23">Low ceremony with high levels of user and stakeholder involvement</text:p>
              </text:list-item>
              <text:list-item>
                <text:p text:style-name="P23">Adopt standard QA process</text:p>
              </text:list-item>
            </text:list>
          </table:table-cell>
        </table:table-row>
        <table:table-row>
          <table:table-cell table:style-name="OverviewOfManagementStrategy.A2" office:value-type="string">
            <text:p text:style-name="Table_20_Contents">Reporting and communications</text:p>
          </table:table-cell>
          <table:table-cell table:style-name="OverviewOfManagementStrategy.B2" office:value-type="string">
            <text:list text:style-name="L10">
              <text:list-item>
                <text:p text:style-name="P25">Primary reporting mechanism – stage and phase assessment supported by regular iterations or equivalent assessments</text:p>
              </text:list-item>
              <text:list-item>
                <text:p text:style-name="P25">Management by exception</text:p>
              </text:list-item>
            </text:list>
          </table:table-cell>
        </table:table-row>
        <table:table-row>
          <table:table-cell table:style-name="OverviewOfManagementStrategy.A2" office:value-type="string">
            <text:p text:style-name="Table_20_Contents">Product acceptance</text:p>
          </table:table-cell>
          <table:table-cell table:style-name="OverviewOfManagementStrategy.B2" office:value-type="string">
            <text:list text:style-name="L11">
              <text:list-item>
                <text:p text:style-name="P27">Independent user acceptance and system test</text:p>
              </text:list-item>
              <text:list-item>
                <text:p text:style-name="P27">Stakeholders involved in all iteration and phase reviews</text:p>
              </text:list-item>
              <text:list-item>
                <text:p text:style-name="P27">Surveys trials and focus groups</text:p>
              </text:list-item>
            </text:list>
          </table:table-cell>
        </table:table-row>
      </table:table>
      <text:p text:style-name="Standard"/>
      <text:list text:style-name="Outline" text:continue-numbering="true">
        <text:list-item>
          <text:h text:style-name="Heading_20_1" text:outline-level="1">Project Monitoring and Control</text:h>
        </text:list-item>
      </text:list>
      <text:p text:style-name="Standard">The key elements of the strategy for monitoring and controlling the project</text:p>
      <text:list text:style-name="L12">
        <text:list-item>
          <text:p text:style-name="P36">Assessments and Reviews</text:p>
        </text:list-item>
        <text:list-item>
          <text:p text:style-name="P36">Regular Reporting</text:p>
        </text:list-item>
      </text:list>
      <text:p text:style-name="Standard"/>
      <text:list text:style-name="Outline" text:continue-numbering="true">
        <text:list-item>
          <text:h text:style-name="Heading_20_1" text:outline-level="1">Technical and Supporting Process Plans</text:h>
        </text:list-item>
      </text:list>
      <text:p text:style-name="Standard"/>
      <text:p text:style-name="Standard">A number of additional plans and supporting guideline documents are required</text:p>
      <text:p text:style-name="Standard"/>
      <text:list text:style-name="L13">
        <text:list-item>
          <text:p text:style-name="P38">CM Plan</text:p>
        </text:list-item>
        <text:list-item>
          <text:p text:style-name="P38">QA Plan</text:p>
        </text:list-item>
      </text:list>
      <text:p text:style-name="Standard"/>
      <text:p text:style-name="Standard"/>
      <text:list text:style-name="L13">
        <text:list-item>
          <text:p text:style-name="P38">User Interface Guidelines</text:p>
        </text:list-item>
        <text:list-item>
          <text:p text:style-name="P38">Programming Guidelines</text:p>
        </text:list-item>
        <text:list-item>
          <text:p text:style-name="P38">Logging Guidelines</text:p>
        </text:list-item>
        <text:list-item>
          <text:p text:style-name="P38">Modelling Guidelines</text:p>
        </text:list-item>
        <text:list-item>
          <text:p text:style-name="P38">Testing Guidelines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Κανονικά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GB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GB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Arial1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list-style-name="Numbering_20_1" style:class="text" style:master-page-name="">
      <style:paragraph-properties fo:margin-top="0.423cm" fo:margin-bottom="0.212cm" fo:keep-with-next="always">
        <style:tab-stops/>
      </style:paragraph-properties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list-style-name="Outline" style:class="text" style:default-outline-level="1"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list-style-name="Outline" style:class="text" style:master-page-name="" style:default-outline-level="2">
      <style:paragraph-properties fo:background-color="transparent" style:shadow="none">
        <style:background-image/>
      </style:paragraph-properties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list-style-name="Outline" style:class="text" style:default-outline-level="3"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list-style-name="Outline" style:class="text" style:default-outline-level="4"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list-style style:name="Outline">
      <text:list-level-style-number text:level="1" style:num-format="1">
        <style:list-level-properties text:min-label-distance="0.381cm"/>
      </text:list-level-style-number>
      <text:list-level-style-number text:level="2" style:num-format="1" text:display-levels="2">
        <style:list-level-properties text:min-label-distance="0.381cm"/>
      </text:list-level-style-number>
      <text:list-level-style-number text:level="3" style:num-format="1" text:display-levels="3">
        <style:list-level-properties text:min-label-distance="0.381cm"/>
      </text:list-level-style-number>
      <text:list-level-style-number text:level="4" style:num-format="1" text:display-levels="4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width="0.499cm"/>
      </text:list-level-style-number>
      <text:list-level-style-number text:level="2" text:style-name="Numbering_20_Symbols" style:num-prefix=" " style:num-suffix=" " style:num-format="1" text:display-levels="2">
        <style:list-level-properties text:space-before="0.501cm" text:min-label-width="0.499cm"/>
      </text:list-level-style-number>
      <text:list-level-style-number text:level="3" text:style-name="Numbering_20_Symbols" style:num-prefix=" " style:num-suffix=" " style:num-format="1" text:display-levels="3">
        <style:list-level-properties text:space-before="1cm" text:min-label-width="0.499cm"/>
      </text:list-level-style-number>
      <text:list-level-style-number text:level="4" text:style-name="Numbering_20_Symbols" style:num-prefix=" " style:num-suffix=" " style:num-format="1" text:display-levels="4">
        <style:list-level-properties text:space-before="1.501cm" text:min-label-width="0.49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cm" text:min-label-width="0.499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501cm" text:min-label-width="0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3.001cm" text:min-label-width="0.499cm"/>
      </text:list-level-style-number>
      <text:list-level-style-number text:level="8" text:style-name="Numbering_20_Symbols" style:num-prefix=" " style:num-suffix=" " style:num-format="1" text:display-levels="8">
        <style:list-level-properties text:space-before="3.502cm" text:min-label-width="0.499cm"/>
      </text:list-level-style-number>
      <text:list-level-style-number text:level="9" text:style-name="Numbering_20_Symbols" style:num-prefix=" " style:num-suffix=" " style:num-format="1" text:display-levels="9">
        <style:list-level-properties text:space-before="4.001cm" text:min-label-width="0.49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end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pm1">
      <style:footer>
        <text:p text:style-name="P1"><text:page-number text:select-page="current">10</text:page-number>/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8-10-15T23:10:39</meta:creation-date>
    <dc:creator>Nicholaos Petalidis</dc:creator>
    <dc:date>2008-10-22T12:17:49</dc:date>
    <dc:language>en-GB</dc:language>
    <meta:editing-cycles>16</meta:editing-cycles>
    <meta:editing-duration>P2DT17H41M47S</meta:editing-duration>
    <meta:user-defined meta:name="Info 1"/>
    <meta:user-defined meta:name="Info 2"/>
    <meta:user-defined meta:name="Info 3"/>
    <meta:user-defined meta:name="Info 4"/>
    <meta:document-statistic meta:table-count="10" meta:image-count="2" meta:object-count="1" meta:page-count="10" meta:paragraph-count="257" meta:word-count="1292" meta:character-count="854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41cm"/>
    </style:style>
    <style:style style:name="co2" style:family="table-column">
      <style:table-column-properties fo:break-before="auto" style:column-width="0.083cm"/>
    </style:style>
    <style:style style:name="co3" style:family="table-column">
      <style:table-column-properties fo:break-before="auto" style:column-width="5.8cm"/>
    </style:style>
    <style:style style:name="co4" style:family="table-column">
      <style:table-column-properties fo:break-before="auto" style:column-width="6.458cm"/>
    </style:style>
    <style:style style:name="co5" style:family="table-column">
      <style:table-column-properties fo:break-before="auto" style:column-width="4.794cm"/>
    </style:style>
    <style:style style:name="co6" style:family="table-column">
      <style:table-column-properties fo:break-before="auto" style:column-width="4.434cm"/>
    </style:style>
    <style:style style:name="co7" style:family="table-column">
      <style:table-column-properties fo:break-before="auto" style:column-width="1.75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2.157cm" fo:break-before="auto" style:use-optimal-row-height="true"/>
    </style:style>
    <style:style style:name="ro3" style:family="table-row">
      <style:table-row-properties style:row-height="1.737cm" fo:break-before="auto" style:use-optimal-row-height="true"/>
    </style:style>
    <style:style style:name="ro4" style:family="table-row">
      <style:table-row-properties style:row-height="2.579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1.085cm" fo:break-before="auto" style:use-optimal-row-height="false"/>
    </style:style>
    <style:style style:name="ro7" style:family="table-row">
      <style:table-row-properties style:row-height="2.143cm" fo:break-before="auto" style:use-optimal-row-height="false"/>
    </style:style>
    <style:style style:name="ro8" style:family="table-row">
      <style:table-row-properties style:row-height="0.914cm" fo:break-before="auto" style:use-optimal-row-height="true"/>
    </style:style>
    <style:style style:name="ro9" style:family="table-row">
      <style:table-row-properties style:row-height="3cm" fo:break-before="auto" style:use-optimal-row-height="true"/>
    </style:style>
    <style:style style:name="ro10" style:family="table-row">
      <style:table-row-properties style:row-height="0.894cm" fo:break-before="auto" style:use-optimal-row-height="true"/>
    </style:style>
    <style:style style:name="ro11" style:family="table-row">
      <style:table-row-properties style:row-height="0.453cm" fo:break-before="auto" style:use-optimal-row-height="true"/>
    </style:style>
    <style:style style:name="ta1" style:family="table" style:master-page-name="PageStyle_5f_Φύλλο1">
      <style:table-properties table:display="true" style:writing-mode="lr-tb"/>
    </style:style>
    <style:style style:name="ta2" style:family="table" style:master-page-name="PageStyle_5f_Φύλλο2">
      <style:table-properties table:display="true" style:writing-mode="lr-tb"/>
    </style:style>
    <style:style style:name="ta3" style:family="table" style:master-page-name="PageStyle_5f_Φύλλο3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true" style:vertical-align="automatic"/>
      <style:paragraph-properties fo:margin-left="0cm" style:writing-mode="page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Φύλλο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250" table:default-cell-style-name="Default"/>
        <table:table-row table:style-name="ro1">
          <table:table-cell table:style-name="ce1" office:value-type="string" table:number-columns-spanned="2" table:number-rows-spanned="1">
            <text:p>Area</text:p>
          </table:table-cell>
          <table:covered-table-cell table:style-name="ce1"/>
          <table:table-cell table:style-name="ce3" office:value-type="string">
            <text:p>Objectives</text:p>
          </table:table-cell>
          <table:table-cell table:style-name="ce1" office:value-type="string">
            <text:p>Measures</text:p>
          </table:table-cell>
          <table:table-cell table:style-name="ce1" office:value-type="string">
            <text:p>Targets</text:p>
          </table:table-cell>
          <table:table-cell table:style-name="ce1" office:value-type="string">
            <text:p>Initiatives</text:p>
          </table:table-cell>
          <table:table-cell table:number-columns-repeated="250"/>
        </table:table-row>
        <table:table-row table:style-name="ro2">
          <table:table-cell table:style-name="ce2" office:value-type="string" table:number-columns-spanned="2" table:number-rows-spanned="1">
            <text:p>Financial</text:p>
          </table:table-cell>
          <table:covered-table-cell table:style-name="ce2"/>
          <table:table-cell table:style-name="ce4" office:value-type="string">
            <text:p>Create a usable and popular open-source software project management simulator</text:p>
          </table:table-cell>
          <table:table-cell table:style-name="ce2" office:value-type="string">
            <text:p>Number Of Installations</text:p>
          </table:table-cell>
          <table:table-cell table:style-name="ce2" office:value-type="string">
            <text:p>&gt;=30</text:p>
          </table:table-cell>
          <table:table-cell table:style-name="ce2" office:value-type="string">
            <text:p>Publication of the effort, multiple download sites, presentations in conferences and workshops</text:p>
          </table:table-cell>
          <table:table-cell table:number-columns-repeated="250"/>
        </table:table-row>
        <table:table-row table:style-name="ro3">
          <table:table-cell table:style-name="ce2" office:value-type="string" table:number-columns-spanned="2" table:number-rows-spanned="2">
            <text:p>Customer</text:p>
          </table:table-cell>
          <table:covered-table-cell table:style-name="ce2"/>
          <table:table-cell table:style-name="ce4" office:value-type="string">
            <text:p>Focus on user's and teacher's needs</text:p>
          </table:table-cell>
          <table:table-cell table:style-name="ce2" office:value-type="string">
            <text:p>Student/teacher satisfaction</text:p>
          </table:table-cell>
          <table:table-cell table:style-name="ce2" office:value-type="string">
            <text:p>&gt;=20% of users completing questionnaires, &gt;60% satisfaction from users and teachers</text:p>
          </table:table-cell>
          <table:table-cell table:style-name="ce2" office:value-type="string">
            <text:p>Questionnaires</text:p>
          </table:table-cell>
          <table:table-cell table:number-columns-repeated="250"/>
        </table:table-row>
        <table:table-row table:style-name="ro4">
          <table:covered-table-cell table:number-columns-repeated="2" table:style-name="ce2"/>
          <table:table-cell table:style-name="ce4" office:value-type="string">
            <text:p>Provide a realistic, engaging and educational experience to the user</text:p>
          </table:table-cell>
          <table:table-cell table:style-name="ce2" office:value-type="string">
            <text:p>Amount of time an average game takes</text:p>
          </table:table-cell>
          <table:table-cell table:style-name="ce2" office:value-type="string">
            <text:p>&gt;=1h</text:p>
          </table:table-cell>
          <table:table-cell table:style-name="ce2" office:value-type="string">
            <text:p>Develop multiple software development models of varying complexity with clear educational goals, Provide easy-to-use interface</text:p>
          </table:table-cell>
          <table:table-cell table:number-columns-repeated="250"/>
        </table:table-row>
        <table:table-row table:style-name="ro5">
          <table:table-cell table:style-name="ce2" office:value-type="string" table:number-columns-spanned="2" table:number-rows-spanned="3">
            <text:p>Internal Process</text:p>
          </table:table-cell>
          <table:covered-table-cell table:style-name="ce2"/>
          <table:table-cell table:style-name="ce4" office:value-type="string">
            <text:p>High Quality Process</text:p>
          </table:table-cell>
          <table:table-cell table:style-name="ce2" office:value-type="string">
            <text:p>Number of new stable releases/year</text:p>
          </table:table-cell>
          <table:table-cell table:style-name="ce2" office:value-type="string">
            <text:p>&gt;=1 minor, &gt;=1 major</text:p>
          </table:table-cell>
          <table:table-cell table:style-name="ce2" office:value-type="string">
            <text:p>Rigorous application of iterative development methodologies</text:p>
          </table:table-cell>
          <table:table-cell table:number-columns-repeated="250"/>
        </table:table-row>
        <table:table-row table:style-name="ro6">
          <table:covered-table-cell table:number-columns-repeated="2" table:style-name="ce2"/>
          <table:table-cell table:style-name="ce4" office:value-type="string">
            <text:p>High Quality Code</text:p>
          </table:table-cell>
          <table:table-cell table:style-name="ce2" office:value-type="string">
            <text:p>Number of defects/function point</text:p>
          </table:table-cell>
          <table:table-cell table:style-name="ce2" office:value-type="string">
            <text:p>&lt;0.1 (or 1 defect/1000 lines of Java code)</text:p>
          </table:table-cell>
          <table:table-cell table:style-name="ce2" office:value-type="string">
            <text:p>Rigorous testing and QA procedures</text:p>
          </table:table-cell>
          <table:table-cell table:number-columns-repeated="250"/>
        </table:table-row>
        <table:table-row table:style-name="ro7">
          <table:covered-table-cell table:number-columns-repeated="2" table:style-name="ce2"/>
          <table:table-cell table:style-name="ce4" office:value-type="string">
            <text:p>Innovation</text:p>
          </table:table-cell>
          <table:table-cell table:style-name="ce2" office:value-type="string">
            <text:p>Number of refereed publications</text:p>
          </table:table-cell>
          <table:table-cell table:style-name="ce2" office:value-type="string">
            <text:p>&gt;=2/person/year</text:p>
          </table:table-cell>
          <table:table-cell table:style-name="ce2" office:value-type="string">
            <text:p>Conference participation, journals subscriptions, internal workshops and seminars</text:p>
          </table:table-cell>
          <table:table-cell table:number-columns-repeated="250"/>
        </table:table-row>
        <table:table-row table:style-name="ro8">
          <table:table-cell table:style-name="ce2" office:value-type="string" table:number-columns-spanned="2" table:number-rows-spanned="3">
            <text:p>Learning and Growth</text:p>
          </table:table-cell>
          <table:covered-table-cell table:style-name="ce2"/>
          <table:table-cell table:style-name="ce4" office:value-type="string">
            <text:p>Learn Software Development Basics</text:p>
          </table:table-cell>
          <table:table-cell table:style-name="ce2" office:value-type="string">
            <text:p>Success rate in examinations</text:p>
          </table:table-cell>
          <table:table-cell table:style-name="ce2" office:value-type="string">
            <text:p>&gt;=45%</text:p>
          </table:table-cell>
          <table:table-cell table:style-name="ce2" office:value-type="string">
            <text:p>Extra-curriculum activities, team-based projects</text:p>
          </table:table-cell>
          <table:table-cell table:number-columns-repeated="250"/>
        </table:table-row>
        <table:table-row table:style-name="ro9">
          <table:covered-table-cell table:number-columns-repeated="2" table:style-name="ce2"/>
          <table:table-cell table:style-name="ce4" office:value-type="string">
            <text:p>Change Culture (organisation alignment, student motivation)</text:p>
          </table:table-cell>
          <table:table-cell table:style-name="ce2" office:value-type="string">
            <text:p>Number of people collaborating on the project</text:p>
          </table:table-cell>
          <table:table-cell table:style-name="ce2" office:value-type="string">
            <text:p>&gt;=10% of teaching personnel and &gt;=5% of the final year student population</text:p>
          </table:table-cell>
          <table:table-cell table:style-name="ce2" office:value-type="string">
            <text:p>Seminars, Workshops, complementary final year projects, use of collaborative development tools, reward system linked to part-time paid work</text:p>
          </table:table-cell>
          <table:table-cell table:number-columns-repeated="250"/>
        </table:table-row>
        <table:table-row table:style-name="ro10">
          <table:covered-table-cell table:number-columns-repeated="2" table:style-name="ce2"/>
          <table:table-cell table:style-name="ce4" office:value-type="string">
            <text:p>Learn Project Management Best Practices</text:p>
          </table:table-cell>
          <table:table-cell table:style-name="ce2" office:value-type="string">
            <text:p>Success rate in examinations</text:p>
          </table:table-cell>
          <table:table-cell table:style-name="ce2" office:value-type="string">
            <text:p>&gt;=45%</text:p>
          </table:table-cell>
          <table:table-cell table:style-name="ce2" office:value-type="string">
            <text:p>Extra-curriculum activities, team-based projects</text:p>
          </table:table-cell>
          <table:table-cell table:number-columns-repeated="250"/>
        </table:table-row>
        <table:table-row table:style-name="ro11" table:number-rows-repeated="65525">
          <table:table-cell table:number-columns-repeated="256"/>
        </table:table-row>
        <table:table-row table:style-name="ro11">
          <table:table-cell table:number-columns-repeated="256"/>
        </table:table-row>
      </table:table>
      <table:table table:name="Φύλλο2" table:style-name="ta2" table:print="false">
        <table:table-column table:style-name="co7" table:number-columns-repeated="256" table:default-cell-style-name="Default"/>
        <table:table-row table:style-name="ro11">
          <table:table-cell table:number-columns-repeated="256"/>
        </table:table-row>
      </table:table>
      <table:table table:name="Φύλλο3" table:style-name="ta3" table:print="false">
        <table:table-column table:style-name="co7" table:number-columns-repeated="256" table:default-cell-style-name="Default"/>
        <table:table-row table:style-name="ro11">
          <table:table-cell table:number-columns-repeated="256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l" fo:country="G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6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2">22/10/2008</text:date>, <text:time>10:04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Φύλλο1" style:display-name="PageStyle_Φύλλο1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Φύλλο2" style:display-name="PageStyle_Φύλλο2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Φύλλο3" style:display-name="PageStyle_Φύλλο3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